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48044" officeooo:paragraph-rsid="00148044"/>
    </style:style>
    <style:style style:name="P2" style:family="paragraph" style:parent-style-name="Standard">
      <style:text-properties officeooo:rsid="00148044" officeooo:paragraph-rsid="00148044"/>
    </style:style>
    <style:style style:name="P3" style:family="paragraph" style:parent-style-name="Standard">
      <style:text-properties officeooo:rsid="00149a7d" officeooo:paragraph-rsid="00149a7d"/>
    </style:style>
    <style:style style:name="P4" style:family="paragraph" style:parent-style-name="Standard">
      <style:text-properties fo:language="uk" fo:country="UA" officeooo:rsid="00149a7d" officeooo:paragraph-rsid="00149a7d"/>
    </style:style>
    <style:style style:name="P5" style:family="paragraph" style:parent-style-name="Standard">
      <style:text-properties fo:language="ru" fo:country="RU" officeooo:rsid="00149a7d" officeooo:paragraph-rsid="00149a7d"/>
    </style:style>
    <style:style style:name="P6" style:family="paragraph" style:parent-style-name="Standard">
      <style:text-properties officeooo:rsid="001662a5" officeooo:paragraph-rsid="001662a5"/>
    </style:style>
    <style:style style:name="P7" style:family="paragraph" style:parent-style-name="Standard">
      <style:text-properties officeooo:rsid="0016a5ec" officeooo:paragraph-rsid="0016a5ec"/>
    </style:style>
    <style:style style:name="P8" style:family="paragraph" style:parent-style-name="Standard">
      <style:text-properties fo:language="uk" fo:country="UA" officeooo:rsid="0016a5ec" officeooo:paragraph-rsid="0016a5ec"/>
    </style:style>
    <style:style style:name="P9" style:family="paragraph" style:parent-style-name="Standard">
      <style:text-properties officeooo:paragraph-rsid="0016a5ec"/>
    </style:style>
    <style:style style:name="P10" style:family="paragraph" style:parent-style-name="Standard">
      <style:text-properties officeooo:rsid="00183837" officeooo:paragraph-rsid="00183837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ru" fo:country="RU"/>
    </style:style>
    <style:style style:name="T4" style:family="text">
      <style:text-properties officeooo:rsid="00148044"/>
    </style:style>
    <style:style style:name="T5" style:family="text">
      <style:text-properties fo:language="en" fo:country="US" officeooo:rsid="00194009"/>
    </style:style>
    <style:style style:name="T6" style:family="text">
      <style:text-properties fo:language="en" fo:country="US" officeooo:rsid="0016a5ec"/>
    </style:style>
    <style:style style:name="T7" style:family="text">
      <style:text-properties fo:language="uk" fo:country="UA" officeooo:rsid="0016a5ec"/>
    </style:style>
    <style:style style:name="T8" style:family="text">
      <style:text-properties officeooo:rsid="0016a5ec"/>
    </style:style>
    <style:style style:name="T9" style:family="text">
      <style:text-properties fo:language="ru" fo:country="RU" officeooo:rsid="00183837"/>
    </style:style>
    <style:style style:name="T10" style:family="text">
      <style:text-properties fo:language="uk" fo:country="UA" officeooo:rsid="001838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4"/>//general</text:p>
      <text:p text:style-name="Standard"><text:s text:c="4"/>RESET</text:p>
      <text:p text:style-name="P1">Рестарт пристрою</text:p>
      <text:p text:style-name="P1"><text:s/></text:p>
      <text:p text:style-name="Standard"><text:s text:c="4"/>GET_UID</text:p>
      <text:p text:style-name="P2">Запит <text:span text:style-name="T1">UID64 </text:span><text:span text:style-name="T2">МК (не використовується, може бути задіяне для </text:span><text:span text:style-name="T1">AES</text:span><text:span text:style-name="T2">)</text:span></text:p>
      <text:p text:style-name="P2"><text:span text:style-name="T2"/></text:p>
      <text:p text:style-name="Standard"><text:s text:c="4"/>GET_VERSION</text:p>
      <text:p text:style-name="P2">Запит версії «заліза» і ПЗ (довідкова інформація)</text:p>
      <text:p text:style-name="P2"/>
      <text:p text:style-name="Standard"><text:s text:c="4"/>GET_DEVID</text:p>
      <text:p text:style-name="P2">Запит ідентифікатора пристрою (для двостороннього обміну).</text:p>
      <text:p text:style-name="P2"/>
      <text:p text:style-name="Standard"><text:s text:c="4"/>SET_DEVID</text:p>
      <text:p text:style-name="P2">Встановлення ідентифікатора пристрою (для двостороннього обміну).</text:p>
      <text:p text:style-name="P2">Формат: SET_DEVID: <text:span text:style-name="T1">0xXXXX (</text:span><text:span text:style-name="T2">16 біт)</text:span></text:p>
      <text:p text:style-name="P2"><text:span text:style-name="T2"/></text:p>
      <text:p text:style-name="Standard"><text:s text:c="4"/>AES_EN</text:p>
      <text:p text:style-name="P2">Ввімкнення/вимкнення <text:span text:style-name="T1">AES. </text:span><text:span text:style-name="T3">Формат: AES_EN</text:span><text:span text:style-name="T2">:</text:span><text:span text:style-name="T1">0 – </text:span><text:span text:style-name="T2">вимкнено, <text:s/></text:span><text:span text:style-name="T3">AES_EN</text:span><text:span text:style-name="T2">:1 — ввімкнено. В даній версії не використовується.</text:span></text:p>
      <text:p text:style-name="Standard"><text:s text:c="4"/>GET_AESSTATUS</text:p>
      <text:p text:style-name="P2">Запит параметрів <text:span text:style-name="T1">AES. </text:span><text:span text:style-name="T2">В даній версії не використовується.</text:span></text:p>
      <text:p text:style-name="P2"><text:span text:style-name="T2"/></text:p>
      <text:p text:style-name="Standard"><text:s text:c="4"/>SET_AESKEY</text:p>
      <text:p text:style-name="P1">Запис ключа <text:span text:style-name="T1">AES. </text:span>В даній версії не використовується.</text:p>
      <text:p text:style-name="Standard"><text:s text:c="4"/>SET_AESIV</text:p>
      <text:p text:style-name="P2">Запис вектора ініціалізації <text:span text:style-name="T1">AES. </text:span><text:span text:style-name="T2">В даній версії не використовується.</text:span></text:p>
      <text:p text:style-name="Standard"/>
      <text:p text:style-name="Standard"><text:s text:c="4"/>//RF settings</text:p>
      <text:p text:style-name="Standard"><text:s text:c="4"/>GET_MODEM</text:p>
      <text:p text:style-name="P2">Запит конфігурації модема.</text:p>
      <text:p text:style-name="P2"/>
      <text:p text:style-name="Standard"><text:s text:c="4"/>SET_MODEM</text:p>
      <text:p text:style-name="P3">Встановлення <text:span text:style-name="T4">конфігурації модема. </text:span>Формат: SET_MODEM:<text:span text:style-name="T1">0 </text:span><text:span text:style-name="T2">для </text:span><text:span text:style-name="T1">FSK, <text:s/>SET_MODEM:1 </text:span><text:span text:style-name="T2">для </text:span><text:span text:style-name="T1">LoRa</text:span></text:p>
      <text:p text:style-name="P3"><text:span text:style-name="T1"/></text:p>
      <text:p text:style-name="Standard"><text:s text:c="4"/>GET_OPMODE</text:p>
      <text:p text:style-name="P4">Запит поточного режиму роботи (згідно даташиту на <text:span text:style-name="T1">SX126x). </text:span></text:p>
      <text:p text:style-name="P4"><text:span text:style-name="T1"/></text:p>
      <text:p text:style-name="Standard"><text:s text:c="4"/>SET_OPMODE</text:p>
      <text:p text:style-name="P4"><text:span text:style-name="T3">Встановлення</text:span> поточного режиму роботи (згідно даташиту на <text:span text:style-name="T1">SX126x).</text:span></text:p>
      <text:p text:style-name="P4"><text:span text:style-name="T1"/></text:p>
      <text:p text:style-name="Standard"><text:s text:c="4"/>GET_FREQ</text:p>
      <text:p text:style-name="P5">Запит початково<text:span text:style-name="T2">ї частоти і кроку сітки частот, в кГц.</text:span></text:p>
      <text:p text:style-name="P5"><text:span text:style-name="T2"/></text:p>
      <text:p text:style-name="Standard"><text:s text:c="4"/>SET_FREQ</text:p>
      <text:p text:style-name="P5"><text:span text:style-name="T2">Встановлення</text:span> початково<text:span text:style-name="T2">ї частоти і кроку сітки частот, в кГц. Формат: SET_FREQ: </text:span><text:span text:style-name="T1">ffff:ssss, </text:span><text:span text:style-name="T2">де </text:span><text:span text:style-name="T1">ffff – </text:span><text:span text:style-name="T2">частота в кГц, </text:span><text:span text:style-name="T1">ssss – </text:span><text:span text:style-name="T2">крок сітки частот в кГц. Приклад: SET_FREQ:868000:100 — початкова частота 868 МГц, крок 100 кГц.</text:span></text:p>
      <text:p text:style-name="P5"><text:span text:style-name="T2"/></text:p>
      <text:p text:style-name="Standard"><text:soft-page-break/><text:s text:c="4"/>GET_CHANNEL</text:p>
      <text:p text:style-name="P3">Запит номера поточного каналу.</text:p>
      <text:p text:style-name="P3"/>
      <text:p text:style-name="Standard"><text:s text:c="4"/>SET_CHANNEL</text:p>
      <text:p text:style-name="P3">Встановлення номера поточного каналу. Формат: SET_CHANNEL:<text:span text:style-name="T1">xxxx, </text:span><text:span text:style-name="T2">де </text:span><text:span text:style-name="T1">xxxx – </text:span><text:span text:style-name="T2">номер каналу (16 біт). Приклад: SET_CHANNEL:1000</text:span></text:p>
      <text:p text:style-name="P3"><text:span text:style-name="T2"/></text:p>
      <text:p text:style-name="Standard"><text:s text:c="4"/>STORE_CHANNEL</text:p>
      <text:p text:style-name="P3">Запис поточного каналу в <text:span text:style-name="T1">ен</text:span><text:span text:style-name="T5">е</text:span><text:span text:style-name="T2">ргонезалежну</text:span> пам’ять. Після рестарту пристрій буде налаштований на цей канал.</text:p>
      <text:p text:style-name="P3"/>
      <text:p text:style-name="Standard"><text:s text:c="4"/>GET_POWER</text:p>
      <text:p text:style-name="P3">Запит потужності передавача в дБм.</text:p>
      <text:p text:style-name="P3"/>
      <text:p text:style-name="Standard"><text:s text:c="4"/>SET_POWER</text:p>
      <text:p text:style-name="P3">Встановлення потужності передавача в дБм. Формат: SET_POWER:<text:span text:style-name="T1">xx, </text:span><text:span text:style-name="T3">де </text:span><text:span text:style-name="T1">xx – </text:span><text:span text:style-name="T2">потужність (для </text:span><text:span text:style-name="T1">SX1262 </text:span><text:span text:style-name="T2">від -9 до 22).</text:span></text:p>
      <text:p text:style-name="P3"><text:span text:style-name="T2"/></text:p>
      <text:p text:style-name="Standard"/>
      <text:p text:style-name="Standard"><text:s text:c="4"/>GET_XOPARAMS</text:p>
      <text:p text:style-name="Standard"><text:s text:c="4"/>SET_XOPARAMS</text:p>
      <text:p text:style-name="P6">На даний момент не використовуються. Запит/встановлення параметрів температурного дрейфу кварцового генератора <text:span text:style-name="T6">(</text:span><text:span text:style-name="T7">температура, при котрій виконувалося калібрування частоти і коефіцієнти полінома апроксимації)</text:span>. <text:span text:style-name="T8">У випадку застосування </text:span><text:span text:style-name="T6">TCXO </text:span><text:span text:style-name="T7">параметри не застосовуються.</text:span></text:p>
      <text:p text:style-name="P6"/>
      <text:p text:style-name="Standard"><text:s text:c="4"/>GET_CTUNE</text:p>
      <text:p text:style-name="P7">Запит параметра зміщення частоти кварцового генератора.</text:p>
      <text:p text:style-name="Standard"><text:s text:c="4"/>SET_CTUNE</text:p>
      <text:p text:style-name="P7">Встановлення параметра зміщення частоти кварцового генератора. Формат: SET_CTUNE:<text:span text:style-name="T1">xx, </text:span><text:span text:style-name="T2">де </text:span><text:span text:style-name="T1">xx – </text:span><text:span text:style-name="T2">число від 0 до 94, ділиться пополам і записується в регістри </text:span><text:span text:style-name="T1">XTA_TRIM, XTB_TRIM </text:span><text:span text:style-name="T2">для точного встановлення частоти кварцового генератора.</text:span></text:p>
      <text:p text:style-name="P8">Типові значення від 25 до 40.</text:p>
      <text:p text:style-name="Standard"><text:s text:c="4"/></text:p>
      <text:p text:style-name="Standard"><text:s text:c="4"/>GET_RSSI</text:p>
      <text:p text:style-name="P7">Запит поточного рівня RSSI в дБм.</text:p>
      <text:p text:style-name="P7"/>
      <text:p text:style-name="Standard"><text:s text:c="4"/>GET_TIMEOUTS</text:p>
      <text:p text:style-name="Standard"><text:s text:c="4"/>SET_TIMEOUTS</text:p>
      <text:p text:style-name="P7">Запит/встановлення тайм-аутів прийому/передачі пакетів, в даній версії не застосовуються.</text:p>
      <text:p text:style-name="Standard"/>
      <text:p text:style-name="Standard"><text:s text:c="4"/>GET_SLEEPPARAMS</text:p>
      <text:p text:style-name="Standard"><text:s text:c="4"/>SET_SLEEPPARAMS</text:p>
      <text:p text:style-name="P9"><text:s/><text:span text:style-name="T8">Запит/встановлення параметрів сну, в даній версії не застосовуються.</text:span></text:p>
      <text:p text:style-name="P9"><text:s text:c="3"/></text:p>
      <text:p text:style-name="Standard"><text:s text:c="4"/>GET_STATUS</text:p>
      <text:p text:style-name="P7">Запит статусу <text:span text:style-name="T1">SX126x </text:span><text:span text:style-name="T3">(</text:span><text:span text:style-name="T9">команда </text:span><text:span text:style-name="T3">GetStatus </text:span><text:span text:style-name="T10">згідно з даташитом).</text:span></text:p>
      <text:p text:style-name="Standard"/>
      <text:p text:style-name="Standard"><text:s text:c="4"/>//LoRa</text:p>
      <text:p text:style-name="Standard"><text:s text:c="4"/>LR_GET_MODPARAMS</text:p>
      <text:p text:style-name="P10">Запит параметрів модуляції <text:span text:style-name="T1">LoRa</text:span></text:p>
      <text:p text:style-name="P10"><text:span text:style-name="T1"/></text:p>
      <text:p text:style-name="Standard"><text:soft-page-break/><text:s text:c="4"/>"LR_SET_MODPARAMS", "wwww"</text:p>
      <text:p text:style-name="Standard"><text:s text:c="4"/>"LR_GET_PACKETPARAMS", ""</text:p>
      <text:p text:style-name="Standard"><text:s text:c="4"/>"LR_SET_PACKETPARAMS", "wwwww"</text:p>
      <text:p text:style-name="Standard"><text:s text:c="4"/>"LR_GET_SYNC", ""</text:p>
      <text:p text:style-name="Standard"><text:s text:c="4"/>"LR_SET_SYNC", "w"</text:p>
      <text:p text:style-name="Standard"><text:s text:c="4"/>"LR_GET_SYMTO", ""</text:p>
      <text:p text:style-name="Standard"><text:s text:c="4"/>"LR_SET_SYMTO", "w"</text:p>
      <text:p text:style-name="Standard"><text:s text:c="24"/></text:p>
      <text:p text:style-name="Standard"><text:s text:c="4"/>//FSK</text:p>
      <text:p text:style-name="Standard"><text:s text:c="4"/>"FS_GET_MODPARAMS", ""</text:p>
      <text:p text:style-name="Standard"><text:s text:c="4"/>"FS_SET_MODPARAMS", "wwww"</text:p>
      <text:p text:style-name="Standard"><text:s text:c="4"/>"FS_GET_PACKETPARAMS", ""</text:p>
      <text:p text:style-name="Standard"><text:s text:c="4"/>"FS_SET_PACKETPARAMS", "wwwwwwww"</text:p>
      <text:p text:style-name="Standard"><text:s text:c="4"/>"FS_GET_ADDR", ""</text:p>
      <text:p text:style-name="Standard"><text:s text:c="4"/>"FS_SET_ADDR", "ww"</text:p>
      <text:p text:style-name="Standard"><text:s text:c="4"/>"FS_GET_SYNC", ""</text:p>
      <text:p text:style-name="Standard"><text:s text:c="4"/>"FS_SET_SYNC", "wwwwwwww"</text:p>
      <text:p text:style-name="Standard"><text:s text:c="4"/>"FS_GET_CRCWH", ""</text:p>
      <text:p text:style-name="Standard"><text:s text:c="4"/>"FS_SET_CRCWH", "www"</text:p>
      <text:p text:style-name="Standard"/>
      <text:p text:style-name="Standard"><text:s text:c="4"/>//RF tests</text:p>
      <text:p text:style-name="Standard"><text:s text:c="4"/>"SEND_PACKET", "www"</text:p>
      <text:p text:style-name="Standard"><text:s text:c="4"/>"STOP_TX", ""</text:p>
      <text:p text:style-name="Standard"><text:s text:c="4"/>"GET_AUTOSEND", ""</text:p>
      <text:p text:style-name="Standard"><text:s text:c="4"/>"SET_AUTOSEND", "ww"</text:p>
      <text:p text:style-name="Standard"><text:s text:c="4"/>"TX_STREAM", "v"</text:p>
      <text:p text:style-name="Standard"><text:s text:c="4"/>"START_RXCOUNT", ""</text:p>
      <text:p text:style-name="Standard"><text:s text:c="4"/>"STOP_RXCOUNT", ""</text:p>
      <text:p text:style-name="Standard"><text:s text:c="4"/>"GET_RXCOUNT", ""</text:p>
      <text:p text:style-name="Standard"><text:s text:c="24"/></text:p>
      <text:p text:style-name="Standard"><text:s text:c="4"/>"GET_GNSS", ""</text:p>
      <text:p text:style-name="Standard"><text:s text:c="4"/>//System health - device dependent</text:p>
      <text:p text:style-name="Standard"><text:s text:c="4"/>"GET_VT", ""</text:p>
      <text:p text:style-name="Standard"><text:s text:c="4"/>"SET_EM", "v"</text:p>
      <text:p text:style-name="Standard"/>
      <text:p text:style-name="Standard"><text:s text:c="4"/>"READ_REG", "w"</text:p>
      <text:p text:style-name="Standard"><text:s text:c="4"/>"WRITE_REG", "ww"</text:p>
      <text:p text:style-name="Standard"><text:s text:c="4"/>"DUMP_REGS", "ww"</text:p>
      <text:p text:style-name="Standard"><text:s text:c="24"/></text:p>
      <text:p text:style-name="Standard"><text:s text:c="4"/>"SWEEP_TX", "wwww"</text:p>
      <text:p text:style-name="Standard"><text:s text:c="4"/>"SWEEP_RX", "www"</text:p>
      <text:p text:style-name="Standard"/>
      <text:p text:style-name="Standard"><text:s text:c="4"/>"INIT_CONFIG", ""</text:p>
      <text:p text:style-name="Standard"><text:s text:c="4"/>"STORE_CONFIG", ""</text:p>
      <text:p text:style-name="Standard"><text:s text:c="4"/></text:p>
      <text:p text:style-name="Standard"><text:tab/><text:tab/></text:p>
      <text:p text:style-name="Standard"><text:s text:c="4"/>"SET_PACONFIG", "ww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1T09:19:50.683313500</meta:creation-date>
    <meta:generator>LibreOffice/25.2.7.2$Windows_X86_64 LibreOffice_project/5cbfd1ab6520636bb5f7b99185aa69bd7456825d</meta:generator>
    <dc:date>2025-12-14T09:14:54.343435100</dc:date>
    <meta:editing-duration>PT9H23M47S</meta:editing-duration>
    <meta:editing-cycles>4</meta:editing-cycles>
    <meta:document-statistic meta:table-count="0" meta:image-count="0" meta:object-count="0" meta:page-count="3" meta:paragraph-count="111" meta:word-count="415" meta:character-count="3804" meta:non-whitespace-character-count="3102"/>
  </office:meta>
</office:document-meta>
</file>